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800000" fo:font-size="13pt" style:font-size-asian="13pt" style:font-size-complex="13pt"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12" style:parent-style-name="Standard" style:family="paragraph">
      <style:text-properties fo:language="en" fo:country="US"/>
    </style:style>
    <style:style style:name="T13" style:parent-style-name="Policepardéfaut" style:family="text">
      <style:text-properties style:font-name="sans-serif" fo:color="#252525" fo:font-size="10pt" style:font-size-asian="10pt" style:font-size-complex="10pt" fo:language="en" fo:country="US" style:language-asian="fr" style:country-asian="FR" style:language-complex="ar" style:country-complex="SA"/>
    </style:style>
    <style:style style:name="T14" style:parent-style-name="Policepardéfaut" style:family="text">
      <style:text-properties fo:color="#252525" fo:language="en" fo:country="US" style:language-asian="fr" style:country-asian="FR" style:language-complex="ar" style:country-complex="SA"/>
    </style:style>
    <style:style style:name="T15" style:parent-style-name="Policepardéfaut" style:family="text">
      <style:text-properties fo:color="#252525" fo:language="en" fo:country="US" style:language-asian="fr" style:country-asian="FR" style:language-complex="ar" style:country-complex="SA"/>
    </style:style>
    <style:style style:name="T16" style:parent-style-name="Policepardéfaut" style:family="text">
      <style:text-properties fo:color="#252525" fo:language="en" fo:country="US" style:language-asian="fr" style:country-asian="FR" style:language-complex="ar" style:country-complex="SA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style:font-name="sans-serif" fo:font-style="italic" style:font-style-asian="italic" style:font-style-complex="italic" fo:color="#252525" fo:font-size="10pt" style:font-size-asian="10pt" style:font-size-complex="10pt" fo:language="en" fo:country="US" style:language-asian="fr" style:country-asian="FR" style:language-complex="ar" style:country-complex="SA"/>
    </style:style>
    <style:style style:name="T22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23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24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25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26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27" style:parent-style-name="Policepardéfaut" style:family="text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35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39" style:parent-style-name="Standard" style:family="paragraph">
      <style:text-properties style:font-name="sans-serif" fo:font-style="italic" style:font-style-asian="italic" style:font-style-complex="italic" fo:color="#252525" fo:font-size="10pt" style:font-size-asian="10pt" style:font-size-complex="10pt" fo:language="en" fo:country="US" style:language-asian="fr" style:country-asian="FR" style:language-complex="ar" style:country-complex="SA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T42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43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44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45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50" style:parent-style-name="Standard" style:family="paragraph">
      <style:text-properties style:font-name="sans-serif" fo:font-style="italic" style:font-style-asian="italic" style:font-style-complex="italic" fo:color="#252525" fo:font-size="10pt" style:font-size-asian="10pt" style:font-size-complex="10pt" fo:language="en" fo:country="US" style:language-asian="fr" style:country-asian="FR" style:language-complex="ar" style:country-complex="SA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P58" style:parent-style-name="Standard" style:family="paragraph">
      <style:text-properties style:font-name="sans-serif" fo:font-style="italic" style:font-style-asian="italic" style:font-style-complex="italic" fo:color="#252525" fo:font-size="10pt" style:font-size-asian="10pt" style:font-size-complex="10pt" fo:language="en" fo:country="US" style:language-asian="fr" style:country-asian="FR" style:language-complex="ar" style:country-complex="SA"/>
    </style:style>
    <style:style style:name="P59" style:parent-style-name="Standard" style:family="paragraph">
      <style:text-properties style:font-name="sans-serif" fo:font-style="italic" style:font-style-asian="italic" style:font-style-complex="italic" fo:color="#252525" fo:font-size="10pt" style:font-size-asian="10pt" style:font-size-complex="10pt" fo:language="en" fo:country="US" style:language-asian="fr" style:country-asian="FR" style:language-complex="ar" style:country-complex="SA"/>
    </style:style>
    <style:style style:name="P60" style:parent-style-name="Standard" style:family="paragraph">
      <style:text-properties fo:language="en" fo:country="US"/>
    </style:style>
    <style:style style:name="T61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62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63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64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  <style:style style:name="T65" style:parent-style-name="Policepardéfaut" style:family="text">
      <style:text-properties style:font-name="sans-serif" fo:font-style="italic" style:font-style-asian="italic" style:font-style-complex="italic" fo:color="#252525" fo:font-size="8pt" style:font-size-asian="8pt" style:font-size-complex="8pt" fo:language="en" fo:country="US" style:language-asian="fr" style:country-asian="FR" style:language-complex="ar" style:country-complex="SA"/>
    </style:style>
  </office:automatic-styles>
  <office:body>
    <office:text text:use-soft-page-breaks="true">
      <text:p text:style-name="P1">Final questionnaire</text:p>
      <text:p text:style-name="P2"/>
      <text:p text:style-name="P3">Questions related to the comprehension of the dialogue.</text:p>
      <text:p text:style-name="P4"/>
      <text:p text:style-name="P5">1.<text:s/>Speaker A<text:s/>takes the preferences of the other speaker into account in choosing a restaurant.</text:p>
      <text:p text:style-name="P6"/>
      <text:p text:style-name="P7">Strongly<text:s/>disagree<text:s/><text:tab/>Disagree <text:s text:c="5"/>Neither agree nor disagree<text:tab/><text:s/>Agree<text:tab/><text:s text:c="5"/>Strongly agree</text:p>
      <text:p text:style-name="P8"/>
      <text:p text:style-name="P9">2.<text:s/>Speaker A<text:s/>only considers his own preferences in choosing a restaurant.</text:p>
      <text:p text:style-name="P10"/>
      <text:p text:style-name="P11">Strongly disagree<text:s/><text:tab/>Disagree <text:s text:c="5"/>Neither agree nor disagree<text:tab/><text:s/>Agree<text:tab/><text:s text:c="5"/>Strongly agree</text:p>
      <text:p text:style-name="P12"/>
      <text:p text:style-name="Standard"><text:span text:style-name="T13">3.<text:s/></text:span><text:span text:style-name="T14">Speaker B</text:span><text:span text:style-name="T15"><text:s/>take</text:span><text:span text:style-name="T16">s the preferences of the other speaker into account in choosing a restaurant.</text:span></text:p>
      <text:p text:style-name="P17"/>
      <text:p text:style-name="P18">Strongly disagree<text:s/><text:tab/>Disagree <text:s text:c="5"/>Neither agree nor disagree<text:tab/><text:s/>Agree<text:tab/><text:s text:c="5"/>Strongly agree</text:p>
      <text:p text:style-name="P19"/>
      <text:p text:style-name="P20">4.<text:s/>Speaker B<text:s/>only considers his own preferences in choosing a restaurant.</text:p>
      <text:p text:style-name="P21"/>
      <text:p text:style-name="Standard"><text:span text:style-name="T22">Strongly<text:s/></text:span><text:span text:style-name="T23">disagree<text:s/></text:span><text:span text:style-name="T24"><text:tab/>Disagree <text:s text:c="5"/>Neither agree nor disagree</text:span><text:span text:style-name="T25"><text:tab/><text:s/>Agree</text:span><text:span text:style-name="T26"><text:tab/><text:s text:c="5"/>Strongly agree</text:span><text:span text:style-name="T27"><text:line-break/></text:span></text:p>
      <text:p text:style-name="P28">5.<text:s/>Speaker<text:s/>A is<text:s/>demanding concerning the choice of the restaurant.<text:bookmark-start text:name="__DdeLink__1368_334256028"/><text:bookmark-end text:name="__DdeLink__1368_334256028"/></text:p>
      <text:p text:style-name="P29"/>
      <text:p text:style-name="P30">Strongly disagree<text:s/><text:tab/>Disagree <text:s text:c="5"/>Neither agree nor disagree<text:tab/><text:s/>Agree<text:tab/><text:s text:c="5"/>Strongly agree</text:p>
      <text:p text:style-name="P31"/>
      <text:p text:style-name="P32">6.<text:s/>Speaker A is<text:s/>flexible in his choice of the restaurant.</text:p>
      <text:p text:style-name="P33"/>
      <text:p text:style-name="P34">Strongly disagree<text:s/><text:tab/>Disagree <text:s text:c="5"/>Neither agree nor disagree<text:tab/><text:s/>Agree<text:tab/><text:s text:c="5"/>Strongly agree</text:p>
      <text:p text:style-name="P35"/>
      <text:p text:style-name="P36">7.<text:s/>Speaker B<text:s/>is demanding concerning the choice of the restaurant.<text:bookmark-start text:name="__DdeLink__1368_3342560281"/><text:bookmark-end text:name="__DdeLink__1368_3342560281"/></text:p>
      <text:p text:style-name="P37"/>
      <text:p text:style-name="P38">Strongly disagree<text:s/><text:tab/>Disagree <text:s text:c="5"/>Neither agree nor disagree<text:tab/><text:s/>Agree<text:tab/><text:s text:c="5"/>Strongly agree</text:p>
      <text:p text:style-name="P39"/>
      <text:p text:style-name="P40">8.<text:s/>Speaker B<text:s/>is flexible in his choice of the restaurant.</text:p>
      <text:p text:style-name="P41"/>
      <text:p text:style-name="Standard"><text:span text:style-name="T42">Strongly disagree<text:s/></text:span><text:span text:style-name="T43"><text:tab/>Disagree <text:s text:c="5"/>Neither agree nor disagree</text:span><text:span text:style-name="T44"><text:tab/><text:s/>Agree</text:span><text:span text:style-name="T45"><text:tab/><text:s text:c="5"/>Strongly agree</text:span></text:p>
      <text:p text:style-name="P46"/>
      <text:p text:style-name="P47">9.<text:s/>Speaker A<text:s/><text:s/>leads the dialogue.</text:p>
      <text:p text:style-name="P48"/>
      <text:p text:style-name="P49">Strongly disagree<text:s/><text:tab/>Disagree <text:s text:c="5"/>Neither agree nor disagree<text:tab/><text:s/>Agree<text:tab/><text:s text:c="5"/>Strongly agree</text:p>
      <text:p text:style-name="P50"/>
      <text:p text:style-name="P51">10.<text:s/>Speaker A<text:s/><text:s/>is being guided by the other speaker during the dialogue.</text:p>
      <text:p text:style-name="P52"/>
      <text:p text:style-name="P53">Strongly disagree<text:s/><text:tab/>Disagree <text:s text:c="5"/>Neither agree nor disagree<text:tab/><text:s/>Agree<text:tab/><text:s text:c="5"/>Strongly agree</text:p>
      <text:p text:style-name="P54"/>
      <text:p text:style-name="P55">11.<text:s/>Speaker B<text:s/>leads the dialogue.</text:p>
      <text:p text:style-name="P56"/>
      <text:p text:style-name="P57">Strongly disagree<text:s/><text:tab/>Disagree <text:s text:c="5"/>Neither agree nor disagree<text:tab/><text:s/>Agree<text:tab/><text:s text:c="5"/>Strongly agree</text:p>
      <text:p text:style-name="P58"/>
      <text:p text:style-name="P59"/>
      <text:p text:style-name="P60">12.<text:s/>Speaker B<text:s/>is being guided by the other speaker during the dialogue.</text:p>
      <text:p text:style-name="Standard"><text:span text:style-name="T61">Strongly disagree<text:s/></text:span><text:span text:style-name="T62"><text:tab/>Disagree <text:s text:c="5"/>Neither agree nor disagree</text:span><text:span text:style-name="T63"><text:tab/><text:s/>Agree</text:span><text:span text:style-name="T64"><text:tab/><text:s text:c="5"/>S</text:span><text:span text:style-name="T65">trongly agre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ans-serif" svg:font-family="sans-serif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ydia</meta:initial-creator>
    <dc:creator>Lydia</dc:creator>
    <meta:creation-date>2016-07-04T11:46:00Z</meta:creation-date>
    <dc:date>2016-09-05T15:11:00Z</dc:date>
    <meta:template xlink:href="Normal.dotm" xlink:type="simple"/>
    <meta:editing-cycles>1</meta:editing-cycles>
    <meta:editing-duration>PT81480S</meta:editing-duration>
    <meta:document-statistic meta:page-count="1" meta:paragraph-count="3" meta:word-count="299" meta:character-count="1943" meta:row-count="13" meta:non-whitespace-character-count="1647"/>
  </office:meta>
</office:document-meta>
</file>